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9.144cm" style:use-optimal-column-width="false"/>
    </style:style>
    <style:style style:name="co2" style:family="table-column">
      <style:table-column-properties style:column-width="78.923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66.316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0cm" fo:text-align="justify" fo:text-indent="0cm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4" style:family="table-cell">
      <loext:graphic-properties draw:textarea-vertical-align="middle" style:writing-mode="rl-tb"/>
      <style:paragraph-properties fo:margin-left="1.499cm" fo:margin-right="1.499cm" fo:margin-top="1.499cm" fo:margin-bottom="1.499cm" fo:line-height="100%" fo:text-align="justify" fo:text-indent="0cm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ce6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center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0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3" style:family="paragraph">
      <style:paragraph-properties fo:margin-left="1.499cm" fo:margin-right="1.499cm" fo:margin-top="1.499cm" fo:margin-bottom="1.499cm" fo:line-height="100%" fo:text-align="justify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P4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P5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8.066cm" svg:height="331.57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خطبئہ مولا عباس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2">سبھی حمد و ثناء اسکی کہ جو ہے خالق اکبر<text:line-break/>زچہ خانہ میرے بابا کا بن جاتا ہے جس کا گھر<text:line-break/>یہ اینٹوں کا مکاں کعبہ بنا جب آگئے حیدر<text:line-break/>صدف کی قدر و قیمت کچھ نہیں ہوتی بے گوہر<text:line-break/><text:line-break/>یہ قبلہ گاہ عالم اصل میں تطہیر کا گھر ہے<text:line-break/>وراثت ہے میرے اجداد کی شبیر کا گھر ہے</text:p>
              </table:table-cell>
              <table:table-cell table:style-name="ce4">
                <text:p text:style-name="P3">کہیں حرمت خدا کے گھر کی نہ پامال ہوجائے<text:line-break/>تبھی فرزندِ کعبہ حج کو عمرے سے بدل آئے<text:line-break/>حسین ابن علی سے طالب بیعت جو در آئے<text:line-break/>علی کا شیر بپھرا غیض سے ماتھے پہ بل آئے<text:line-break/><text:line-break/>سر بیت خدا قمر بنی ہاشم نظر آیا<text:line-break/>غضب سے حضرت عباس نے لوگوں سے فرمایا</text:p>
              </table:table-cell>
            </table:table-row>
            <table:table-row table:style-name="ro2">
              <table:table-cell table:style-name="ce3">
                <text:p text:style-name="P2">اگر مرضی حق منشاء میرے مولا کی نہ ہوتی<text:line-break/>عقاب ہاشمی بن کر کروں پرواز میں ایسی<text:line-break/>پرندے جتنے اڑتے ہیں ہواؤں میں یہ بیعت کی<text:line-break/>گریں کٹ کٹ کے ریتی پر بچے نہ کوئی بھی باقی<text:line-break/><text:line-break/>حسین ابن علی کے واسطے سر کو کٹا دونگا<text:line-break/>جو اٹھی آنکھ آقا کی طرف تو نوچ ڈالونگا</text:p>
              </table:table-cell>
              <table:table-cell table:style-name="ce5">
                <text:p text:style-name="P4">ارے او کافروں روکا ہے جن کا راستہ تم نے<text:line-break/>ہیں انکی قربتیں نزدیک تر اللہ کے گھر سے<text:line-break/>اگر معبود کی مرضی نہیں ہوتی تو خود بڑھ کے<text:line-break/>یہ ہجر اسود کعبہ میرے مولا کے لے بوسے<text:line-break/><text:line-break/>جو فرزندِ نبی کے حکم کا پہرہ نہیں ہوتا<text:line-break/>یہ کعبہ اک گھڑی اپنی جگہ ٹہرا نہیں ہوتا</text:p>
              </table:table-cell>
            </table:table-row>
            <table:table-row table:style-name="ro2">
              <table:table-cell table:style-name="ce3">
                <text:p text:style-name="P2">کہاں وہ بد نصب فاسق شرابی غاصب و مکار<text:line-break/>کہاں عالی نصب اور چشمہء کوثر کا یہ سردار<text:line-break/>ذرا سوچو کہ کس کا گھررہا بدکار و بد کردار<text:line-break/>اتارا کس کے گھر اللہ نے قرآن سا شاہکار<text:line-break/><text:line-break/>برائی کا سراپا وہ یہ سچائی کا پیکر ہے<text:line-break/>وہ ابن معاویہ ٹہرا یہ طاہر ابن حیدر ہے</text:p>
              </table:table-cell>
              <table:table-cell table:style-name="ce5">
                <text:p text:style-name="P4">ارے او بزدلوں تم موت سے كس کو ڈراتے ہو<text:line-break/>ہمیں تیغ و سناں تیر و کماں کیوں کر دکھاتے ہو<text:line-break/>بنی ہاشم کی جراءت اور شجاعت آزماتے ہو<text:line-break/>علی کے شیر کو للکار کر غیرت دلاتے ہو<text:line-break/><text:line-break/>سجا رکھتے ہیں ہر پل موت کو ہم اپنی راہوں میں<text:line-break/>ہمارے گھر کے بچے کھیلتے ہیں اسکی باہوں میں</text:p>
              </table:table-cell>
            </table:table-row>
            <table:table-row table:style-name="ro2">
              <table:table-cell table:style-name="ce6" table:number-columns-spanned="2">
                <text:p text:style-name="P5">چلی رسمِ جہالت پھر قریشی ہم صفت تم سے<text:line-break/>وہ پیاسے مصطفیٰ کے خون کے تھے تم نواسے کے<text:line-break/>نہ کر پائے جفا عہد علی میں اشقیاء جیسے<text:line-break/>ہے زندہ جب تلک عباس تم کچھ کر نہ پاؤگے<text:line-break/><text:line-break/>کوئی حاصل نہیں منصوبہ باطل اہل شر<text:line-break/>خدا کا غیض تم پر اور تمہاری ساری نسلوں پر</text:p>
              </table:table-cell>
              <table:covered-table-cell table:style-name="ce7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58.064cm" fo:page-height="274.9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2:15:03.516532000</meta:creation-date>
    <dc:date>2026-01-21T12:24:10.956943900</dc:date>
    <meta:editing-duration>PT9M7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